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688in" table:align="left"/>
    </style:style>
    <style:style style:name="Table1.A" style:family="table-column">
      <style:table-column-properties style:column-width="1.3181in"/>
    </style:style>
    <style:style style:name="Table1.B" style:family="table-column">
      <style:table-column-properties style:column-width="1.9674in"/>
    </style:style>
    <style:style style:name="Table1.C" style:family="table-column">
      <style:table-column-properties style:column-width="1.8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6299in"/>
    </style:style>
    <style:style style:name="Table2.B" style:family="table-column">
      <style:table-column-properties style:column-width="1.6056in"/>
    </style:style>
    <style:style style:name="Table2.C" style:family="table-column">
      <style:table-column-properties style:column-width="2.45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3542in"/>
    </style:style>
    <style:style style:name="Table3.B" style:family="table-column">
      <style:table-column-properties style:column-width="3.4722in"/>
    </style:style>
    <style:style style:name="Table3.C" style:family="table-column">
      <style:table-column-properties style:column-width="1.866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 style:list-style-name="L3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4">
      <style:paragraph-properties style:writing-mode="lr-tb"/>
    </style:style>
    <style:style style:name="P5" style:family="paragraph" style:parent-style-name="Preformatted_20_Text" style:list-style-name="L4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👏 — you’ve built almost everything correctly, so let’s summarize the <text:span text:style-name="Strong_20_Emphasis">entire Healthcare IoT Monitoring Project setup</text:span> from start to finish, including:</text:p>
      <text:list xml:id="list2227442049" text:style-name="L1">
        <text:list-item>
          <text:p text:style-name="P6">✅ All commands (in order)</text:p>
        </text:list-item>
        <text:list-item>
          <text:p text:style-name="P6">⚙️ Directory structure</text:p>
        </text:list-item>
        <text:list-item>
          <text:p text:style-name="P6">🧠 Common issues you faced</text:p>
        </text:list-item>
        <text:list-item>
          <text:p text:style-name="P6">🧩 How we fixed each issue</text:p>
        </text:list-item>
        <text:list-item>
          <text:p text:style-name="P6">🧾 Final verification steps</text:p>
        </text:list-item>
      </text:list>
      <text:p text:style-name="Horizontal_20_Line"/>
      <text:h text:style-name="Heading_20_2" text:outline-level="2">🏥 <text:span text:style-name="Strong_20_Emphasis">Project Overview</text:span></text:h>
      <text:p text:style-name="Text_20_body">You’re running a <text:span text:style-name="Strong_20_Emphasis">real-time Healthcare IoT monitoring system</text:span> using:</text:p>
      <text:list xml:id="list348012834" text:style-name="L2">
        <text:list-item>
          <text:p text:style-name="P7">A Python <text:span text:style-name="Strong_20_Emphasis">sensor simulator</text:span> (exposes Prometheus metrics)</text:p>
        </text:list-item>
        <text:list-item>
          <text:p text:style-name="P7"><text:span text:style-name="Strong_20_Emphasis">Prometheus</text:span> (collects the metrics)</text:p>
        </text:list-item>
        <text:list-item>
          <text:p text:style-name="P7"><text:span text:style-name="Strong_20_Emphasis">Grafana</text:span> (visualizes metrics)</text:p>
        </text:list-item>
      </text:list>
      <text:p text:style-name="Text_20_body">All of this is orchestrated via <text:span text:style-name="Strong_20_Emphasis">Docker Compose</text:span>.</text:p>
      <text:p text:style-name="Horizontal_20_Line"/>
      <text:h text:style-name="Heading_20_2" text:outline-level="2">📁 <text:span text:style-name="Strong_20_Emphasis">Project Folder Structure</text:span></text:h>
      <text:p text:style-name="Text_20_body">Make sure your directory looks like this:</text:p>
      <text:p text:style-name="P1"><text:span text:style-name="Source_20_Text">healthcare_prometheus_grafana/</text:span></text:p>
      <text:p text:style-name="P1"><text:span text:style-name="Source_20_Text">│</text:span></text:p>
      <text:p text:style-name="P1"><text:span text:style-name="Source_20_Text">├── docker-compose.yml</text:span></text:p>
      <text:p text:style-name="P1"><text:span text:style-name="Source_20_Text">├── prometheus.yml</text:span></text:p>
      <text:p text:style-name="P1"><text:span text:style-name="Source_20_Text">├── grafana_dashboard.json</text:span></text:p>
      <text:p text:style-name="P1"><text:span text:style-name="Source_20_Text">├── sensor_simulator.py</text:span></text:p>
      <text:p text:style-name="P1"><text:span text:style-name="Source_20_Text">├── requirements.txt</text:span></text:p>
      <text:p text:style-name="P1"><text:span text:style-name="Source_20_Text">└── sensor-simulator/</text:span></text:p>
      <text:p text:style-name="P1"><text:span text:style-name="Source_20_Text"><text:s text:c="4"/>├── Dockerfile</text:span></text:p>
      <text:p text:style-name="P1"><text:span text:style-name="Source_20_Text"><text:s text:c="4"/>├── sensor_simulator.py</text:span></text:p>
      <text:p text:style-name="P2"><text:span text:style-name="Source_20_Text"><text:s text:c="4"/>└── requirements.txt</text:span></text:p>
      <text:p text:style-name="Horizontal_20_Line"/>
      <text:h text:style-name="Heading_20_2" text:outline-level="2">🚀 <text:span text:style-name="Strong_20_Emphasis">Step-by-Step Setup Commands</text:span></text:h>
      <text:h text:style-name="Heading_20_3" text:outline-level="3"><text:span text:style-name="Strong_20_Emphasis">1. Navigate to project folder</text:span></text:h>
      <text:p text:style-name="P2"><text:span text:style-name="Source_20_Text">cd ~/Downloads/healthcare_prometheus_grafana</text:span></text:p>
      <text:p text:style-name="Horizontal_20_Line"/>
      <text:h text:style-name="Heading_20_3" text:outline-level="3"><text:span text:style-name="Strong_20_Emphasis">2. Create a virtual environment (optional but safer)</text:span></text:h>
      <text:p text:style-name="P1"><text:span text:style-name="Source_20_Text">python3 -m venv venv</text:span></text:p>
      <text:p text:style-name="P2"><text:soft-page-break/><text:span text:style-name="Source_20_Text">source venv/bin/activate</text:span></text:p>
      <text:p text:style-name="Horizontal_20_Line"/>
      <text:h text:style-name="Heading_20_3" text:outline-level="3"><text:span text:style-name="Strong_20_Emphasis">3. Install Python dependencies (for local testing)</text:span></text:h>
      <text:p text:style-name="P2"><text:span text:style-name="Source_20_Text">pip install prometheus_client</text:span></text:p>
      <text:p text:style-name="Horizontal_20_Line"/>
      <text:h text:style-name="Heading_20_3" text:outline-level="3"><text:span text:style-name="Strong_20_Emphasis">4. Check Docker is running</text:span></text:h>
      <text:p text:style-name="P2"><text:span text:style-name="Source_20_Text">sudo systemctl status docker</text:span></text:p>
      <text:p text:style-name="Text_20_body">If not active:</text:p>
      <text:p text:style-name="P2"><text:span text:style-name="Source_20_Text">sudo systemctl start docker</text:span></text:p>
      <text:p text:style-name="Horizontal_20_Line"/>
      <text:h text:style-name="Heading_20_3" text:outline-level="3"><text:span text:style-name="Strong_20_Emphasis">5. Verify Docker installation</text:span></text:h>
      <text:p text:style-name="P1"><text:span text:style-name="Source_20_Text">docker --version</text:span></text:p>
      <text:p text:style-name="P2"><text:span text:style-name="Source_20_Text">docker compose version</text:span></text:p>
      <text:p text:style-name="Horizontal_20_Line"/>
      <text:h text:style-name="Heading_20_3" text:outline-level="3"><text:span text:style-name="Strong_20_Emphasis">6. Build all services (without cache)</text:span></text:h>
      <text:p text:style-name="P2"><text:span text:style-name="Source_20_Text">docker compose build --no-cache</text:span></text:p>
      <text:p text:style-name="Horizontal_20_Line"/>
      <text:h text:style-name="Heading_20_3" text:outline-level="3"><text:span text:style-name="Strong_20_Emphasis">7. Run all containers</text:span></text:h>
      <text:p text:style-name="P2"><text:span text:style-name="Source_20_Text">docker compose up -d</text:span></text:p>
      <text:p text:style-name="Horizontal_20_Line"/>
      <text:h text:style-name="Heading_20_3" text:outline-level="3"><text:span text:style-name="Strong_20_Emphasis">8. Verify containers are running</text:span></text:h>
      <text:p text:style-name="P2"><text:span text:style-name="Source_20_Text">docker ps</text:span></text:p>
      <text:p text:style-name="Text_20_body">You should see something like:</text:p>
      <text:p text:style-name="P1"><text:span text:style-name="Source_20_Text">CONTAINER ID <text:s text:c="2"/>IMAGE <text:s text:c="15"/>PORTS</text:span></text:p>
      <text:p text:style-name="P1"><text:span text:style-name="Source_20_Text">b12a3f9c1a22 <text:s text:c="2"/>healthcare-iot <text:s text:c="6"/>0.0.0.0:8000-&gt;8000/tcp</text:span></text:p>
      <text:p text:style-name="P1"><text:span text:style-name="Source_20_Text">3f9b7b0fbc12 <text:s text:c="2"/>grafana/grafana <text:s text:c="5"/>0.0.0.0:3000-&gt;3000/tcp</text:span></text:p>
      <text:p text:style-name="P2"><text:span text:style-name="Source_20_Text">8f3adbbfd712 <text:s text:c="2"/>prom/prometheus <text:s text:c="5"/>0.0.0.0:9090-&gt;9090/tcp</text:span></text:p>
      <text:p text:style-name="Horizontal_20_Line"/>
      <text:h text:style-name="Heading_20_3" text:outline-level="3"><text:span text:style-name="Strong_20_Emphasis">9. Verify each servic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rvice</text:p>
            </table:table-cell>
            <table:table-cell table:style-name="Table1.A1" office:value-type="string">
              <text:p text:style-name="Table_20_Heading">URL</text:p>
            </table:table-cell>
            <table:table-cell table:style-name="Table1.A1" office:value-type="string">
              <text:p text:style-name="Table_20_Heading">Expected Resul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rometheus</text:span></text:p>
          </table:table-cell>
          <table:table-cell table:style-name="Table1.A1" office:value-type="string">
            <text:p text:style-name="Table_20_Contents"><text:a xlink:type="simple" xlink:href="http://localhost:9090/" office:target-frame-name="_new" xlink:show="replace" text:style-name="Internet_20_link" text:visited-style-name="Visited_20_Internet_20_Link">http://localhost:9090</text:a></text:p>
          </table:table-cell>
          <table:table-cell table:style-name="Table1.A1" office:value-type="string">
            <text:p text:style-name="Table_20_Contents">Prometheus U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afana</text:span></text:p>
          </table:table-cell>
          <table:table-cell table:style-name="Table1.A1" office:value-type="string">
            <text:p text:style-name="Table_20_Contents"><text:a xlink:type="simple" xlink:href="http://localhost:3000/" office:target-frame-name="_new" xlink:show="replace" text:style-name="Internet_20_link" text:visited-style-name="Visited_20_Internet_20_Link">http://localhost:3000</text:a></text:p>
          </table:table-cell>
          <table:table-cell table:style-name="Table1.A1" office:value-type="string">
            <text:p text:style-name="Table_20_Contents">Login (admin/admin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Sensor Simulator</text:span></text:p>
          </table:table-cell>
          <table:table-cell table:style-name="Table1.A1" office:value-type="string">
            <text:p text:style-name="Table_20_Contents"><text:a xlink:type="simple" xlink:href="http://localhost:8000/metrics" office:target-frame-name="_new" xlink:show="replace" text:style-name="Internet_20_link" text:visited-style-name="Visited_20_Internet_20_Link">http://localhost:8000/metrics</text:a></text:p>
          </table:table-cell>
          <table:table-cell table:style-name="Table1.A1" office:value-type="string">
            <text:p text:style-name="Table_20_Contents">Prometheus metrics output</text:p>
          </table:table-cell>
        </table:table-row>
      </table:table>
      <text:p text:style-name="Horizontal_20_Line"/>
      <text:h text:style-name="Heading_20_3" text:outline-level="3"><text:span text:style-name="Strong_20_Emphasis">10. Configure Grafana</text:span></text:h>
      <text:list xml:id="list2592059037" text:style-name="L3">
        <text:list-item>
          <text:p text:style-name="P8">Login to Grafana → <text:span text:style-name="Source_20_Text">http://localhost:3000</text:span></text:p>
        </text:list-item>
        <text:list-item>
          <text:p text:style-name="P8">Go to ⚙️ <text:span text:style-name="Strong_20_Emphasis">Settings → Data Sources → Add data source</text:span></text:p>
        </text:list-item>
        <text:list-item>
          <text:p text:style-name="P8">Choose <text:span text:style-name="Strong_20_Emphasis">Prometheus</text:span></text:p>
        </text:list-item>
        <text:list-item>
          <text:p text:style-name="P8">Set URL:</text:p>
          <text:p text:style-name="P3"><text:span text:style-name="Source_20_Text">http://prometheus:9090</text:span></text:p>
        </text:list-item>
        <text:list-item>
          <text:p text:style-name="P8">Click <text:span text:style-name="Strong_20_Emphasis">Save &amp; Test → “Data source is working”</text:span></text:p>
        </text:list-item>
        <text:list-item>
          <text:p text:style-name="P8">Then go to <text:span text:style-name="Strong_20_Emphasis">+ → Import Dashboard</text:span></text:p>
        </text:list-item>
        <text:list-item>
          <text:p text:style-name="P8">Upload <text:span text:style-name="Source_20_Text">grafana_dashboard.json</text:span></text:p>
        </text:list-item>
        <text:list-item>
          <text:p text:style-name="P8">Select the <text:span text:style-name="Strong_20_Emphasis">Prometheus</text:span> data source you just added → <text:span text:style-name="Strong_20_Emphasis">Import</text:span></text:p>
        </text:list-item>
      </text:list>
      <text:p text:style-name="Text_20_body">✅ Your live IoT sensor data should now appear in Grafana.</text:p>
      <text:p text:style-name="Horizontal_20_Line"/>
      <text:h text:style-name="Heading_20_2" text:outline-level="2">⚠️ <text:span text:style-name="Strong_20_Emphasis">Issues Faced and Fix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ssue</text:p>
            </table:table-cell>
            <table:table-cell table:style-name="Table2.A1" office:value-type="string">
              <text:p text:style-name="Table_20_Heading">Cause</text:p>
            </table:table-cell>
            <table:table-cell table:style-name="Table2.A1" office:value-type="string">
              <text:p text:style-name="Table_20_Heading">Fix / Command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Cannot connect to the Docker daemon</text:span></text:p>
          </table:table-cell>
          <table:table-cell table:style-name="Table2.A1" office:value-type="string">
            <text:p text:style-name="Table_20_Contents">Docker service not started</text:p>
          </table:table-cell>
          <table:table-cell table:style-name="Table2.A1" office:value-type="string">
            <text:p text:style-name="Table_20_Contents"><text:span text:style-name="Source_20_Text">sudo systemctl start docker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failed to read dockerfile: open Dockerfile: no such file or directory</text:span></text:p>
          </table:table-cell>
          <table:table-cell table:style-name="Table2.A1" office:value-type="string">
            <text:p text:style-name="Table_20_Contents">Dockerfile not in the correct folder</text:p>
          </table:table-cell>
          <table:table-cell table:style-name="Table2.A1" office:value-type="string">
            <text:p text:style-name="Table_20_Contents">Created <text:span text:style-name="Source_20_Text">sensor-simulator/Dockerfile</text:span> inside the subdirectory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PY sensor_simulator.py .</text:span> error</text:p>
          </table:table-cell>
          <table:table-cell table:style-name="Table2.A1" office:value-type="string">
            <text:p text:style-name="Table_20_Contents">Wrong build context</text:p>
          </table:table-cell>
          <table:table-cell table:style-name="Table2.A1" office:value-type="string">
            <text:p text:style-name="Table_20_Contents">Ensured Dockerfile and files are in <text:span text:style-name="Source_20_Text">sensor-simulator/</text:span> fold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Permission denied: /home/rahul/.docker/desktop/docker.sock</text:span></text:p>
          </table:table-cell>
          <table:table-cell table:style-name="Table2.A1" office:value-type="string">
            <text:p text:style-name="Table_20_Contents">Missing permissions</text:p>
          </table:table-cell>
          <table:table-cell table:style-name="Table2.A1" office:value-type="string">
            <text:p text:style-name="Table_20_Contents">Run with <text:span text:style-name="Source_20_Text">sudo</text:span> or add user to Docker group: <text:span text:style-name="Source_20_Text">sudo usermod -aG docker $USER</text:span> then <text:span text:style-name="Source_20_Text">newgrp docker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ModuleNotFoundError: No module named 'prometheus_client'</text:span></text:p>
          </table:table-cell>
          <table:table-cell table:style-name="Table2.A1" office:value-type="string">
            <text:p text:style-name="Table_20_Contents">Python package missing</text:p>
          </table:table-cell>
          <table:table-cell table:style-name="Table2.A1" office:value-type="string">
            <text:p text:style-name="Table_20_Contents">Created venv → <text:span text:style-name="Source_20_Text">pip install prometheus_clien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nnection refused at 9090</text:span></text:p>
          </table:table-cell>
          <table:table-cell table:style-name="Table2.A1" office:value-type="string">
            <text:p text:style-name="Table_20_Contents">Grafana couldn’t reach Prometheus</text:p>
          </table:table-cell>
          <table:table-cell table:style-name="Table2.A1" office:value-type="string">
            <text:p text:style-name="Table_20_Contents">Changed Grafana data source URL to <text:span text:style-name="Source_20_Text">http://prometheus:9090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http://sensor-simulator:5000/metrics</text:span> not opening in browser</text:p>
          </table:table-cell>
          <table:table-cell table:style-name="Table2.A1" office:value-type="string">
            <text:p text:style-name="Table_20_Contents">That address only works inside Docker</text:p>
          </table:table-cell>
          <table:table-cell table:style-name="Table2.A1" office:value-type="string">
            <text:p text:style-name="Table_20_Contents">Used <text:span text:style-name="Source_20_Text">http://localhost:8000/metrics</text:span> instead</text:p>
          </table:table-cell>
        </table:table-row>
        <table:table-row>
          <table:table-cell table:style-name="Table2.A1" office:value-type="string">
            <text:p text:style-name="Table_20_Contents">Prometheus target down</text:p>
          </table:table-cell>
          <table:table-cell table:style-name="Table2.A1" office:value-type="string">
            <text:p text:style-name="Table_20_Contents">Wrong port in <text:span text:style-name="Source_20_Text">prometheus.yml</text:span></text:p>
          </table:table-cell>
          <table:table-cell table:style-name="Table2.A1" office:value-type="string">
            <text:p text:style-name="Table_20_Contents">Set correct target: <text:span text:style-name="Source_20_Text">- targets: ['sensor-</text:span><text:soft-page-break/><text:span text:style-name="Source_20_Text">simulator:8000']</text:span></text:p>
          </table:table-cell>
        </table:table-row>
        <table:table-row>
          <table:table-cell table:style-name="Table2.A1" office:value-type="string">
            <text:p text:style-name="Table_20_Contents">Grafana dashboard import not showing data</text:p>
          </table:table-cell>
          <table:table-cell table:style-name="Table2.A1" office:value-type="string">
            <text:p text:style-name="Table_20_Contents">No data source linked</text:p>
          </table:table-cell>
          <table:table-cell table:style-name="Table2.A1" office:value-type="string">
            <text:p text:style-name="Table_20_Contents">Linked “Prometheus” as data source during import</text:p>
          </table:table-cell>
        </table:table-row>
      </table:table>
      <text:p text:style-name="Horizontal_20_Line"/>
      <text:h text:style-name="Heading_20_2" text:outline-level="2">🧾 <text:span text:style-name="Strong_20_Emphasis">Sample Configuration Files</text:span></text:h>
      <text:h text:style-name="Heading_20_3" text:outline-level="3">🐋 <text:span text:style-name="Strong_20_Emphasis">docker-compose.yml</text:span></text:h>
      <text:p text:style-name="P1"><text:span text:style-name="Source_20_Text">services:</text:span></text:p>
      <text:p text:style-name="P1"><text:span text:style-name="Source_20_Text"><text:s text:c="2"/>prometheus:</text:span></text:p>
      <text:p text:style-name="P1"><text:span text:style-name="Source_20_Text"><text:s text:c="4"/>image: prom/prometheus:latest</text:span></text:p>
      <text:p text:style-name="P1"><text:span text:style-name="Source_20_Text"><text:s text:c="4"/>container_name: prometheus</text:span></text:p>
      <text:p text:style-name="P1"><text:span text:style-name="Source_20_Text"><text:s text:c="4"/>volumes:</text:span></text:p>
      <text:p text:style-name="P1"><text:span text:style-name="Source_20_Text"><text:s text:c="6"/>- ./prometheus.yml:/etc/prometheus/prometheus.yml</text:span></text:p>
      <text:p text:style-name="P1"><text:span text:style-name="Source_20_Text"><text:s text:c="4"/>ports:</text:span></text:p>
      <text:p text:style-name="P1"><text:span text:style-name="Source_20_Text"><text:s text:c="6"/>- "9090:9090"</text:span></text:p>
      <text:p text:style-name="P1"/>
      <text:p text:style-name="P1"><text:span text:style-name="Source_20_Text"><text:s text:c="2"/>grafana:</text:span></text:p>
      <text:p text:style-name="P1"><text:span text:style-name="Source_20_Text"><text:s text:c="4"/>image: grafana/grafana:latest</text:span></text:p>
      <text:p text:style-name="P1"><text:span text:style-name="Source_20_Text"><text:s text:c="4"/>container_name: grafana</text:span></text:p>
      <text:p text:style-name="P1"><text:span text:style-name="Source_20_Text"><text:s text:c="4"/>environment:</text:span></text:p>
      <text:p text:style-name="P1"><text:span text:style-name="Source_20_Text"><text:s text:c="6"/>- GF_SECURITY_ADMIN_USER=admin</text:span></text:p>
      <text:p text:style-name="P1"><text:span text:style-name="Source_20_Text"><text:s text:c="6"/>- GF_SECURITY_ADMIN_PASSWORD=admin</text:span></text:p>
      <text:p text:style-name="P1"><text:span text:style-name="Source_20_Text"><text:s text:c="4"/>ports:</text:span></text:p>
      <text:p text:style-name="P1"><text:span text:style-name="Source_20_Text"><text:s text:c="6"/>- "3000:3000"</text:span></text:p>
      <text:p text:style-name="P1"><text:span text:style-name="Source_20_Text"><text:s text:c="4"/>depends_on:</text:span></text:p>
      <text:p text:style-name="P1"><text:span text:style-name="Source_20_Text"><text:s text:c="6"/>- prometheus</text:span></text:p>
      <text:p text:style-name="P1"><text:span text:style-name="Source_20_Text"><text:s text:c="4"/>volumes:</text:span></text:p>
      <text:p text:style-name="P1"><text:span text:style-name="Source_20_Text"><text:s text:c="6"/>- grafana-data:/var/lib/grafana</text:span></text:p>
      <text:p text:style-name="P1"/>
      <text:p text:style-name="P1"><text:span text:style-name="Source_20_Text"><text:s text:c="2"/>sensor-simulator:</text:span></text:p>
      <text:p text:style-name="P1"><text:span text:style-name="Source_20_Text"><text:s text:c="4"/>build: ./sensor-simulator</text:span></text:p>
      <text:p text:style-name="P1"><text:span text:style-name="Source_20_Text"><text:s text:c="4"/>container_name: sensor-simulator</text:span></text:p>
      <text:p text:style-name="P1"><text:span text:style-name="Source_20_Text"><text:s text:c="4"/>ports:</text:span></text:p>
      <text:p text:style-name="P1"><text:span text:style-name="Source_20_Text"><text:s text:c="6"/>- "8000:8000"</text:span></text:p>
      <text:p text:style-name="P1"/>
      <text:p text:style-name="P1"><text:span text:style-name="Source_20_Text">volumes:</text:span></text:p>
      <text:p text:style-name="P2"><text:span text:style-name="Source_20_Text"><text:s text:c="2"/>grafana-data:</text:span></text:p>
      <text:p text:style-name="Horizontal_20_Line"/>
      <text:h text:style-name="Heading_20_3" text:outline-level="3">⚙️ <text:span text:style-name="Strong_20_Emphasis">prometheus.yml</text:span></text:h>
      <text:p text:style-name="P1"><text:span text:style-name="Source_20_Text">global:</text:span></text:p>
      <text:p text:style-name="P1"><text:span text:style-name="Source_20_Text"><text:s text:c="2"/>scrape_interval: 5s</text:span></text:p>
      <text:p text:style-name="P1"/>
      <text:p text:style-name="P1"><text:span text:style-name="Source_20_Text">scrape_configs:</text:span></text:p>
      <text:p text:style-name="P1"><text:span text:style-name="Source_20_Text"><text:s text:c="2"/>- job_name: 'sensor_simulator'</text:span></text:p>
      <text:p text:style-name="P1"><text:span text:style-name="Source_20_Text"><text:s text:c="4"/>static_configs:</text:span></text:p>
      <text:p text:style-name="P2"><text:span text:style-name="Source_20_Text"><text:s text:c="6"/>- targets: ['sensor-simulator:8000']</text:span></text:p>
      <text:p text:style-name="Horizontal_20_Line"/>
      <text:h text:style-name="Heading_20_3" text:outline-level="3">🧠 <text:span text:style-name="Strong_20_Emphasis">sensor-simulator/Dockerfile</text:span></text:h>
      <text:p text:style-name="P1"><text:span text:style-name="Source_20_Text">FROM python:3.10-slim</text:span></text:p>
      <text:p text:style-name="P1"><text:span text:style-name="Source_20_Text">WORKDIR /app</text:span></text:p>
      <text:p text:style-name="P1"><text:soft-page-break/><text:span text:style-name="Source_20_Text">COPY requirements.txt .</text:span></text:p>
      <text:p text:style-name="P1"><text:span text:style-name="Source_20_Text">RUN pip install --no-cache-dir -r requirements.txt</text:span></text:p>
      <text:p text:style-name="P1"><text:span text:style-name="Source_20_Text">COPY sensor_simulator.py .</text:span></text:p>
      <text:p text:style-name="P2"><text:span text:style-name="Source_20_Text">CMD ["python", "sensor_simulator.py"]</text:span></text:p>
      <text:p text:style-name="Horizontal_20_Line"/>
      <text:h text:style-name="Heading_20_3" text:outline-level="3">🧩 <text:span text:style-name="Strong_20_Emphasis">sensor-simulator/requirements.txt</text:span></text:h>
      <text:p text:style-name="P2"><text:span text:style-name="Source_20_Text">prometheus_client</text:span></text:p>
      <text:p text:style-name="Horizontal_20_Line"/>
      <text:h text:style-name="Heading_20_3" text:outline-level="3">💉 <text:span text:style-name="Strong_20_Emphasis">sensor-simulator/sensor_simulator.py</text:span></text:h>
      <text:p text:style-name="P1"><text:span text:style-name="Source_20_Text">from prometheus_client import start_http_server, Gauge</text:span></text:p>
      <text:p text:style-name="P1"><text:span text:style-name="Source_20_Text">import random, time</text:span></text:p>
      <text:p text:style-name="P1"/>
      <text:p text:style-name="P1"><text:span text:style-name="Source_20_Text">sensor_value = Gauge('sensor_value', 'Simulated Sensor Value')</text:span></text:p>
      <text:p text:style-name="P1"/>
      <text:p text:style-name="P1"><text:span text:style-name="Source_20_Text">if __name__ == "__main__":</text:span></text:p>
      <text:p text:style-name="P1"><text:span text:style-name="Source_20_Text"><text:s text:c="4"/>start_http_server(8000)</text:span></text:p>
      <text:p text:style-name="P1"><text:span text:style-name="Source_20_Text"><text:s text:c="4"/>while True:</text:span></text:p>
      <text:p text:style-name="P1"><text:span text:style-name="Source_20_Text"><text:s text:c="8"/>value = random.uniform(60, 100)</text:span></text:p>
      <text:p text:style-name="P1"><text:span text:style-name="Source_20_Text"><text:s text:c="8"/>sensor_value.set(value)</text:span></text:p>
      <text:p text:style-name="P1"><text:span text:style-name="Source_20_Text"><text:s text:c="8"/>print(f"Sensor value: {value:.2f}")</text:span></text:p>
      <text:p text:style-name="P2"><text:span text:style-name="Source_20_Text"><text:s text:c="8"/>time.sleep(5)</text:span></text:p>
      <text:p text:style-name="Horizontal_20_Line"/>
      <text:h text:style-name="Heading_20_2" text:outline-level="2">✅ <text:span text:style-name="Strong_20_Emphasis">Final Verification Checklis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heck</text:p>
            </table:table-cell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Expected</text:p>
            </table:table-cell>
          </table:table-row>
        </table:table-header-rows>
        <table:table-row>
          <table:table-cell table:style-name="Table3.A1" office:value-type="string">
            <text:p text:style-name="Table_20_Contents">Containers running</text:p>
          </table:table-cell>
          <table:table-cell table:style-name="Table3.A1" office:value-type="string">
            <text:p text:style-name="Table_20_Contents"><text:span text:style-name="Source_20_Text">docker ps</text:span></text:p>
          </table:table-cell>
          <table:table-cell table:style-name="Table3.A1" office:value-type="string">
            <text:p text:style-name="Table_20_Contents">All 3 running</text:p>
          </table:table-cell>
        </table:table-row>
        <table:table-row>
          <table:table-cell table:style-name="Table3.A1" office:value-type="string">
            <text:p text:style-name="Table_20_Contents">Metrics accessible</text:p>
          </table:table-cell>
          <table:table-cell table:style-name="Table3.A1" office:value-type="string">
            <text:p text:style-name="Table_20_Contents"><text:span text:style-name="Source_20_Text">curl http://localhost:8000/metrics</text:span></text:p>
          </table:table-cell>
          <table:table-cell table:style-name="Table3.A1" office:value-type="string">
            <text:p text:style-name="Table_20_Contents">Prometheus metrics output</text:p>
          </table:table-cell>
        </table:table-row>
        <table:table-row>
          <table:table-cell table:style-name="Table3.A1" office:value-type="string">
            <text:p text:style-name="Table_20_Contents">Prometheus UI</text:p>
          </table:table-cell>
          <table:table-cell table:style-name="Table3.A1" office:value-type="string">
            <text:p text:style-name="Table_20_Contents"><text:a xlink:type="simple" xlink:href="http://localhost:9090/" office:target-frame-name="_new" xlink:show="replace" text:style-name="Internet_20_link" text:visited-style-name="Visited_20_Internet_20_Link">http://localhost:9090</text:a></text:p>
          </table:table-cell>
          <table:table-cell table:style-name="Table3.A1" office:value-type="string">
            <text:p text:style-name="Table_20_Contents">Web dashboard</text:p>
          </table:table-cell>
        </table:table-row>
        <table:table-row>
          <table:table-cell table:style-name="Table3.A1" office:value-type="string">
            <text:p text:style-name="Table_20_Contents">Grafana dashboard</text:p>
          </table:table-cell>
          <table:table-cell table:style-name="Table3.A1" office:value-type="string">
            <text:p text:style-name="Table_20_Contents"><text:a xlink:type="simple" xlink:href="http://localhost:3000/" office:target-frame-name="_new" xlink:show="replace" text:style-name="Internet_20_link" text:visited-style-name="Visited_20_Internet_20_Link">http://localhost:3000</text:a></text:p>
          </table:table-cell>
          <table:table-cell table:style-name="Table3.A1" office:value-type="string">
            <text:p text:style-name="Table_20_Contents">Graphs visible</text:p>
          </table:table-cell>
        </table:table-row>
        <table:table-row>
          <table:table-cell table:style-name="Table3.A1" office:value-type="string">
            <text:p text:style-name="Table_20_Contents">Data Source OK</text:p>
          </table:table-cell>
          <table:table-cell table:style-name="Table3.A1" office:value-type="string">
            <text:p text:style-name="Table_20_Contents">Grafana → Settings → Data Sources</text:p>
          </table:table-cell>
          <table:table-cell table:style-name="Table3.A1" office:value-type="string">
            <text:p text:style-name="Table_20_Contents">“Data source is working”</text:p>
          </table:table-cell>
        </table:table-row>
      </table:table>
      <text:p text:style-name="Horizontal_20_Line"/>
      <text:p text:style-name="Text_20_body">Would you like me to <text:span text:style-name="Strong_20_Emphasis">make a professional PDF report</text:span> of this entire setup (with commands, explanations, and troubleshooting steps) — suitable for documentation or submission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❌ But <text:span text:style-name="Source_20_Text">http://sensor-simulator:5000/metrics</text:span> doesn’t open in your <text:span text:style-name="Strong_20_Emphasis">browser</text:span></text:h>
      <text:p text:style-name="Text_20_body">That’s actually <text:span text:style-name="Strong_20_Emphasis">expected</text:span> — here’s why:</text:p>
      <text:list xml:id="list1555195404" text:style-name="L4">
        <text:list-item>
          <text:p text:style-name="P9"><text:span text:style-name="Strong_20_Emphasis"><text:span text:style-name="Source_20_Text">sensor-simulator</text:span></text:span> is the <text:span text:style-name="Emphasis">Docker network service name</text:span>, not your host machine’s hostname.</text:p>
          <text:list>
            <text:list-item>
              <text:p text:style-name="P9">It’s only accessible <text:span text:style-name="Emphasis">from other containers</text:span>, like Prometheus and Grafana.</text:p>
            </text:list-item>
            <text:list-item>
              <text:p text:style-name="P9">Your browser, running on your host (Pop!_OS), <text:span text:style-name="Strong_20_Emphasis">can’t resolve</text:span> that name.</text:p>
            </text:list-item>
          </text:list>
        </text:list-item>
        <text:list-item>
          <text:p text:style-name="P9">The port mapping in your Docker Compose file is:</text:p>
          <text:p text:style-name="P4"><text:span text:style-name="Source_20_Text">ports:</text:span></text:p>
          <text:p text:style-name="P5"><text:span text:style-name="Source_20_Text"><text:s text:c="2"/>- "8000:8000"</text:span></text:p>
          <text:p text:style-name="P9">or, depending on which version you’re using, maybe <text:span text:style-name="Source_20_Text">5000:5000</text:span>.<text:line-break/>This means:</text:p>
          <text:list>
            <text:list-item>
              <text:p text:style-name="P9"><text:span text:style-name="Strong_20_Emphasis">Inside Docker network</text:span> → accessible as <text:span text:style-name="Source_20_Text">http://sensor-simulator:5000</text:span></text:p>
            </text:list-item>
            <text:list-item>
              <text:p text:style-name="P9"><text:span text:style-name="Strong_20_Emphasis">Outside Docker (your host)</text:span> → accessible as <text:span text:style-name="Source_20_Text">http://localhost:8000</text:span> (or <text:span text:style-name="Source_20_Text">http://localhost:5000</text:span>, depending on mapping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1:47:13.332506511</meta:creation-date>
    <dc:date>2025-10-23T11:55:35.853482392</dc:date>
    <meta:editing-duration>PT40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6" meta:paragraph-count="193" meta:word-count="753" meta:character-count="6023" meta:non-whitespace-character-count="5270"/>
  </office:meta>
</office:document-meta>
</file>